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DA000008A07D7F82D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11.197cm" svg:x="0cm" svg:y="0.004cm">
          <draw:image xlink:href="Pictures/10000001000004DA000008A07D7F82D5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7.618cm" svg:viewBox="0 0 6887 5183" draw:points="70,5136 0,701 6817,0 6887,5183">
          <text:p text:style-name="P2"><text:span text:style-name="T1">Beginne neue</text:span></text:p>
          <text:p text:style-name="P2"><text:span text:style-name="T1">Themen</text:span></text:p>
          <text:p text:style-name="P2"><text:span text:style-name="T1">spielerisch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1.2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4M1S</meta:editing-duration>
    <meta:editing-cycles>10</meta:editing-cycles>
    <meta:generator>LibreOffice/24.2.3.2$MacOSX_AARCH64 LibreOffice_project/433d9c2ded56988e8a90e6b2e771ee4e6a5ab2ba</meta:generator>
    <meta:initial-creator>Andreas Schwenk</meta:initial-creator>
    <dc:date>2024-09-07T11:13:52.496125641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